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able and code preparation for Cosmetic Thread 3D – Metric coarse, 1<text:span text:style-name="T1">st</text:span> selection according to ISO 261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itch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3</text:p>
          </table:table-cell>
          <table:table-cell office:value-type="string" calcext:value-type="string">
            <text:p>D_drill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271.34" calcext:value-type="float">
            <text:p>271.340</text:p>
          </table:table-cell>
          <table:table-cell office:value-type="float" office:value="270.185" calcext:value-type="float">
            <text:p>270.185</text:p>
          </table:table-cell>
          <table:table-cell office:value-type="float" office:value="271.5" calcext:value-type="float">
            <text:p>271.5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name.append('M&quot; &amp; [.A4] &amp;&quot;')&quot;" office:value-type="string" office:string-value="    obj.name.append('M280')" calcext:value-type="string">
            <text:p><text:s text:c="4"/>obj.name.append('M280'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D_nominal.append(&quot; &amp; [.A4] &amp; &quot;)&quot;" office:value-type="string" office:string-value="    obj.D_nominal.append(280)" calcext:value-type="string">
            <text:p><text:s text:c="4"/>obj.D_nominal.append(280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pitch.append(&quot; &amp; [.B4] &amp; &quot;)&quot;" office:value-type="string" office:string-value="    obj.pitch.append(8)" calcext:value-type="string">
            <text:p><text:s text:c="4"/>obj.pitch.append(8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D.append(&quot; &amp; [.A4] &amp; &quot;)&quot;" office:value-type="string" office:string-value="    obj.D.append(280)" calcext:value-type="string">
            <text:p><text:s text:c="4"/>obj.D.append(280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D1.append(&quot; &amp; [.C4] &amp; &quot;)&quot;" office:value-type="string" office:string-value="    obj.D1.append(271.34)" calcext:value-type="string">
            <text:p><text:s text:c="4"/>obj.D1.append(271.34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d3.append(&quot; &amp; [.D4] &amp; &quot;)&quot;" office:value-type="string" office:string-value="    obj.d3.append(270.185)" calcext:value-type="string">
            <text:p><text:s text:c="4"/>obj.d3.append(270.185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formula="of:= &quot;    obj.D_drill.append(&quot; &amp; [.E4] &amp; &quot;)&quot;" office:value-type="string" office:string-value="    obj.D_drill.append(271.5)" calcext:value-type="string">
            <text:p><text:s text:c="4"/>obj.D_drill.append(271.5)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itch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3</text:p>
          </table:table-cell>
          <table:table-cell office:value-type="string" calcext:value-type="string">
            <text:p>D_drill</text:p>
          </table:table-cell>
          <table:table-cell/>
          <table:table-cell table:style-name="Default" office:value-type="string" calcext:value-type="string">
            <text:p>H</text:p>
          </table:table-cell>
          <table:table-cell office:value-type="string" calcext:value-type="string">
            <text:p>h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ROUND ([.A15] - (2* [.G15] * 5 / 8); 3)" office:value-type="float" office:value="0.729" calcext:value-type="float">
            <text:p>0.729</text:p>
          </table:table-cell>
          <table:table-cell table:formula="of:=ROUND ([.A15]-2*[.H15]; 3)" office:value-type="float" office:value="0.693" calcext:value-type="float">
            <text:p>0.693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B15]*SQRT(3) / 2" office:value-type="float" office:value="0.21650635094611" calcext:value-type="float">
            <text:p>0.216506</text:p>
          </table:table-cell>
          <table:table-cell table:formula="of:=(1 - 1/6 - 1/8)*[.G15]" office:value-type="float" office:value="0.153358665253494" calcext:value-type="float">
            <text:p>0.1533586652534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formula="of:=ROUND ([.A16] - (2* [.G16] * 5 / 8); 3)" office:value-type="float" office:value="0.929" calcext:value-type="float">
            <text:p>0.929</text:p>
          </table:table-cell>
          <table:table-cell table:formula="of:=ROUND ([.A16]-2*[.H16]; 3)" office:value-type="float" office:value="0.893" calcext:value-type="float">
            <text:p>0.893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B16]*SQRT(3) / 2" office:value-type="float" office:value="0.21650635094611" calcext:value-type="float">
            <text:p>0.216506</text:p>
          </table:table-cell>
          <table:table-cell table:formula="of:=(1 - 1/6 - 1/8)*[.G16]" office:value-type="float" office:value="0.153358665253494" calcext:value-type="float">
            <text:p>0.153358665253494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table:formula="of:=ROUND ([.A17] - (2* [.G17] * 5 / 8); 3)" office:value-type="float" office:value="1.221" calcext:value-type="float">
            <text:p>1.221</text:p>
          </table:table-cell>
          <table:table-cell table:formula="of:=ROUND ([.A17]-2*[.H17]; 3)" office:value-type="float" office:value="1.171" calcext:value-type="float">
            <text:p>1.171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[.B17]*SQRT(3) / 2" office:value-type="float" office:value="0.303108891324554" calcext:value-type="float">
            <text:p>0.303109</text:p>
          </table:table-cell>
          <table:table-cell table:formula="of:=(1 - 1/6 - 1/8)*[.G17]" office:value-type="float" office:value="0.214702131354892" calcext:value-type="float">
            <text:p>0.2147021313548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ROUND ([.A18] - (2* [.G18] * 5 / 8); 3)" office:value-type="float" office:value="1.567" calcext:value-type="float">
            <text:p>1.567</text:p>
          </table:table-cell>
          <table:table-cell table:formula="of:=ROUND ([.A18]-2*[.H18]; 3)" office:value-type="float" office:value="1.509" calcext:value-type="float">
            <text:p>1.509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B18]*SQRT(3) / 2" office:value-type="float" office:value="0.346410161513775" calcext:value-type="float">
            <text:p>0.346410</text:p>
          </table:table-cell>
          <table:table-cell table:formula="of:=(1 - 1/6 - 1/8)*[.G18]" office:value-type="float" office:value="0.245373864405591" calcext:value-type="float">
            <text:p>0.245373864405591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table:formula="of:=ROUND ([.A19] - (2* [.G19] * 5 / 8); 3)" office:value-type="float" office:value="2.013" calcext:value-type="float">
            <text:p>2.013</text:p>
          </table:table-cell>
          <table:table-cell table:formula="of:=ROUND ([.A19]-2*[.H19]; 3)" office:value-type="float" office:value="1.948" calcext:value-type="float">
            <text:p>1.948</text:p>
          </table:table-cell>
          <table:table-cell office:value-type="float" office:value="2.05" calcext:value-type="float">
            <text:p>2.05</text:p>
          </table:table-cell>
          <table:table-cell/>
          <table:table-cell table:formula="of:=[.B19]*SQRT(3) / 2" office:value-type="float" office:value="0.389711431702997" calcext:value-type="float">
            <text:p>0.389711</text:p>
          </table:table-cell>
          <table:table-cell table:formula="of:=(1 - 1/6 - 1/8)*[.G19]" office:value-type="float" office:value="0.27604559745629" calcext:value-type="float">
            <text:p>0.276045597456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ROUND ([.A20] - (2* [.G20] * 5 / 8); 3)" office:value-type="float" office:value="2.459" calcext:value-type="float">
            <text:p>2.459</text:p>
          </table:table-cell>
          <table:table-cell table:formula="of:=ROUND ([.A20]-2*[.H20]; 3)" office:value-type="float" office:value="2.387" calcext:value-type="float">
            <text:p>2.38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20]*SQRT(3) / 2" office:value-type="float" office:value="0.433012701892219" calcext:value-type="float">
            <text:p>0.433013</text:p>
          </table:table-cell>
          <table:table-cell table:formula="of:=(1 - 1/6 - 1/8)*[.G20]" office:value-type="float" office:value="0.306717330506989" calcext:value-type="float">
            <text:p>0.3067173305069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ROUND ([.A21] - (2* [.G21] * 5 / 8); 3)" office:value-type="float" office:value="3.242" calcext:value-type="float">
            <text:p>3.242</text:p>
          </table:table-cell>
          <table:table-cell table:formula="of:=ROUND ([.A21]-2*[.H21]; 3)" office:value-type="float" office:value="3.141" calcext:value-type="float">
            <text:p>3.14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B21]*SQRT(3) / 2" office:value-type="float" office:value="0.606217782649107" calcext:value-type="float">
            <text:p>0.606218</text:p>
          </table:table-cell>
          <table:table-cell table:formula="of:=(1 - 1/6 - 1/8)*[.G21]" office:value-type="float" office:value="0.429404262709784" calcext:value-type="float">
            <text:p>0.4294042627097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formula="of:=ROUND ([.A22] - (2* [.G22] * 5 / 8); 3)" office:value-type="float" office:value="4.134" calcext:value-type="float">
            <text:p>4.134</text:p>
          </table:table-cell>
          <table:table-cell table:formula="of:=ROUND ([.A22]-2*[.H22]; 3)" office:value-type="float" office:value="4.019" calcext:value-type="float">
            <text:p>4.019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B22]*SQRT(3) / 2" office:value-type="float" office:value="0.692820323027551" calcext:value-type="float">
            <text:p>0.692820</text:p>
          </table:table-cell>
          <table:table-cell table:formula="of:=(1 - 1/6 - 1/8)*[.G22]" office:value-type="float" office:value="0.490747728811182" calcext:value-type="float">
            <text:p>0.4907477288111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 ([.A23] - (2* [.G23] * 5 / 8); 3)" office:value-type="float" office:value="4.917" calcext:value-type="float">
            <text:p>4.917</text:p>
          </table:table-cell>
          <table:table-cell table:formula="of:=ROUND ([.A23]-2*[.H23]; 3)" office:value-type="float" office:value="4.773" calcext:value-type="float">
            <text:p>4.77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3]*SQRT(3) / 2" office:value-type="float" office:value="0.866025403784439" calcext:value-type="float">
            <text:p>0.866025</text:p>
          </table:table-cell>
          <table:table-cell table:formula="of:=(1 - 1/6 - 1/8)*[.G23]" office:value-type="float" office:value="0.613434661013977" calcext:value-type="float">
            <text:p>0.6134346610139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table:formula="of:=ROUND ([.A24] - (2* [.G24] * 5 / 8); 3)" office:value-type="float" office:value="6.647" calcext:value-type="float">
            <text:p>6.647</text:p>
          </table:table-cell>
          <table:table-cell table:formula="of:=ROUND ([.A24]-2*[.H24]; 3)" office:value-type="float" office:value="6.466" calcext:value-type="float">
            <text:p>6.466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24]*SQRT(3) / 2" office:value-type="float" office:value="1.08253175473055" calcext:value-type="float">
            <text:p>1.082532</text:p>
          </table:table-cell>
          <table:table-cell table:formula="of:=(1 - 1/6 - 1/8)*[.G24]" office:value-type="float" office:value="0.766793326267472" calcext:value-type="float">
            <text:p>0.7667933262674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ROUND ([.A25] - (2* [.G25] * 5 / 8); 3)" office:value-type="float" office:value="8.376" calcext:value-type="float">
            <text:p>8.376</text:p>
          </table:table-cell>
          <table:table-cell table:formula="of:=ROUND ([.A25]-2*[.H25]; 3)" office:value-type="float" office:value="8.16" calcext:value-type="float">
            <text:p>8.160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B25]*SQRT(3) / 2" office:value-type="float" office:value="1.29903810567666" calcext:value-type="float">
            <text:p>1.299038</text:p>
          </table:table-cell>
          <table:table-cell table:formula="of:=(1 - 1/6 - 1/8)*[.G25]" office:value-type="float" office:value="0.920151991520966" calcext:value-type="float">
            <text:p>0.9201519915209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ROUND ([.A26] - (2* [.G26] * 5 / 8); 3)" office:value-type="float" office:value="10.106" calcext:value-type="float">
            <text:p>10.106</text:p>
          </table:table-cell>
          <table:table-cell table:formula="of:=ROUND ([.A26]-2*[.H26]; 3)" office:value-type="float" office:value="9.853" calcext:value-type="float">
            <text:p>9.853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[.B26]*SQRT(3) / 2" office:value-type="float" office:value="1.51554445662277" calcext:value-type="float">
            <text:p>1.515544</text:p>
          </table:table-cell>
          <table:table-cell table:formula="of:=(1 - 1/6 - 1/8)*[.G26]" office:value-type="float" office:value="1.07351065677446" calcext:value-type="float">
            <text:p>1.0735106567744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ROUND ([.A27] - (2* [.G27] * 5 / 8); 3)" office:value-type="float" office:value="13.835" calcext:value-type="float">
            <text:p>13.835</text:p>
          </table:table-cell>
          <table:table-cell table:formula="of:=ROUND ([.A27]-2*[.H27]; 3)" office:value-type="float" office:value="13.546" calcext:value-type="float">
            <text:p>13.54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7]*SQRT(3) / 2" office:value-type="float" office:value="1.73205080756888" calcext:value-type="float">
            <text:p>1.732051</text:p>
          </table:table-cell>
          <table:table-cell table:formula="of:=(1 - 1/6 - 1/8)*[.G27]" office:value-type="float" office:value="1.22686932202795" calcext:value-type="float">
            <text:p>1.226869322027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formula="of:=ROUND ([.A28] - (2* [.G28] * 5 / 8); 3)" office:value-type="float" office:value="17.294" calcext:value-type="float">
            <text:p>17.294</text:p>
          </table:table-cell>
          <table:table-cell table:formula="of:=ROUND ([.A28]-2*[.H28]; 3)" office:value-type="float" office:value="16.933" calcext:value-type="float">
            <text:p>16.933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[.B28]*SQRT(3) / 2" office:value-type="float" office:value="2.1650635094611" calcext:value-type="float">
            <text:p>2.165064</text:p>
          </table:table-cell>
          <table:table-cell table:formula="of:=(1 - 1/6 - 1/8)*[.G28]" office:value-type="float" office:value="1.53358665253494" calcext:value-type="float">
            <text:p>1.5335866525349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ROUND ([.A29] - (2* [.G29] * 5 / 8); 3)" office:value-type="float" office:value="20.752" calcext:value-type="float">
            <text:p>20.752</text:p>
          </table:table-cell>
          <table:table-cell table:formula="of:=ROUND ([.A29]-2*[.H29]; 3)" office:value-type="float" office:value="20.319" calcext:value-type="float">
            <text:p>20.3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9]*SQRT(3) / 2" office:value-type="float" office:value="2.59807621135332" calcext:value-type="float">
            <text:p>2.598076</text:p>
          </table:table-cell>
          <table:table-cell table:formula="of:=(1 - 1/6 - 1/8)*[.G29]" office:value-type="float" office:value="1.84030398304193" calcext:value-type="float">
            <text:p>1.840303983041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table:formula="of:=ROUND ([.A30] - (2* [.G30] * 5 / 8); 3)" office:value-type="float" office:value="26.211" calcext:value-type="float">
            <text:p>26.211</text:p>
          </table:table-cell>
          <table:table-cell table:formula="of:=ROUND ([.A30]-2*[.H30]; 3)" office:value-type="float" office:value="25.706" calcext:value-type="float">
            <text:p>25.706</text:p>
          </table:table-cell>
          <table:table-cell office:value-type="float" office:value="26.5" calcext:value-type="float">
            <text:p>26.5</text:p>
          </table:table-cell>
          <table:table-cell/>
          <table:table-cell table:formula="of:=[.B30]*SQRT(3) / 2" office:value-type="float" office:value="3.03108891324554" calcext:value-type="float">
            <text:p>3.031089</text:p>
          </table:table-cell>
          <table:table-cell table:formula="of:=(1 - 1/6 - 1/8)*[.G30]" office:value-type="float" office:value="2.14702131354892" calcext:value-type="float">
            <text:p>2.1470213135489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ROUND ([.A31] - (2* [.G31] * 5 / 8); 3)" office:value-type="float" office:value="31.67" calcext:value-type="float">
            <text:p>31.670</text:p>
          </table:table-cell>
          <table:table-cell table:formula="of:=ROUND ([.A31]-2*[.H31]; 3)" office:value-type="float" office:value="31.093" calcext:value-type="float">
            <text:p>31.09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1]*SQRT(3) / 2" office:value-type="float" office:value="3.46410161513775" calcext:value-type="float">
            <text:p>3.464102</text:p>
          </table:table-cell>
          <table:table-cell table:formula="of:=(1 - 1/6 - 1/8)*[.G31]" office:value-type="float" office:value="2.45373864405591" calcext:value-type="float">
            <text:p>2.4537386440559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table:formula="of:=ROUND ([.A32] - (2* [.G32] * 5 / 8); 3)" office:value-type="float" office:value="37.129" calcext:value-type="float">
            <text:p>37.129</text:p>
          </table:table-cell>
          <table:table-cell table:formula="of:=ROUND ([.A32]-2*[.H32]; 3)" office:value-type="float" office:value="36.479" calcext:value-type="float">
            <text:p>36.479</text:p>
          </table:table-cell>
          <table:table-cell office:value-type="float" office:value="37.5" calcext:value-type="float">
            <text:p>37.5</text:p>
          </table:table-cell>
          <table:table-cell/>
          <table:table-cell table:formula="of:=[.B32]*SQRT(3) / 2" office:value-type="float" office:value="3.89711431702997" calcext:value-type="float">
            <text:p>3.897114</text:p>
          </table:table-cell>
          <table:table-cell table:formula="of:=(1 - 1/6 - 1/8)*[.G32]" office:value-type="float" office:value="2.7604559745629" calcext:value-type="float">
            <text:p>2.760455974562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ROUND ([.A33] - (2* [.G33] * 5 / 8); 3)" office:value-type="float" office:value="42.587" calcext:value-type="float">
            <text:p>42.587</text:p>
          </table:table-cell>
          <table:table-cell table:formula="of:=ROUND ([.A33]-2*[.H33]; 3)" office:value-type="float" office:value="41.866" calcext:value-type="float">
            <text:p>41.86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33]*SQRT(3) / 2" office:value-type="float" office:value="4.33012701892219" calcext:value-type="float">
            <text:p>4.330127</text:p>
          </table:table-cell>
          <table:table-cell table:formula="of:=(1 - 1/6 - 1/8)*[.G33]" office:value-type="float" office:value="3.06717330506989" calcext:value-type="float">
            <text:p>3.0671733050698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.5" calcext:value-type="float">
            <text:p>5.5</text:p>
          </table:table-cell>
          <table:table-cell table:formula="of:=ROUND ([.A34] - (2* [.G34] * 5 / 8); 3)" office:value-type="float" office:value="50.046" calcext:value-type="float">
            <text:p>50.046</text:p>
          </table:table-cell>
          <table:table-cell table:formula="of:=ROUND ([.A34]-2*[.H34]; 3)" office:value-type="float" office:value="49.252" calcext:value-type="float">
            <text:p>49.252</text:p>
          </table:table-cell>
          <table:table-cell office:value-type="float" office:value="50.5" calcext:value-type="float">
            <text:p>50.5</text:p>
          </table:table-cell>
          <table:table-cell/>
          <table:table-cell table:formula="of:=[.B34]*SQRT(3) / 2" office:value-type="float" office:value="4.76313972081441" calcext:value-type="float">
            <text:p>4.763140</text:p>
          </table:table-cell>
          <table:table-cell table:formula="of:=(1 - 1/6 - 1/8)*[.G34]" office:value-type="float" office:value="3.37389063557688" calcext:value-type="float">
            <text:p>3.3738906355768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ROUND ([.A35] - (2* [.G35] * 5 / 8); 3)" office:value-type="float" office:value="57.505" calcext:value-type="float">
            <text:p>57.505</text:p>
          </table:table-cell>
          <table:table-cell table:formula="of:=ROUND ([.A35]-2*[.H35]; 3)" office:value-type="float" office:value="56.639" calcext:value-type="float">
            <text:p>56.63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35]*SQRT(3) / 2" office:value-type="float" office:value="5.19615242270663" calcext:value-type="float">
            <text:p>5.196152</text:p>
          </table:table-cell>
          <table:table-cell table:formula="of:=(1 - 1/6 - 1/8)*[.G35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ROUND ([.A36] - (2* [.G36] * 5 / 8); 3)" office:value-type="float" office:value="65.505" calcext:value-type="float">
            <text:p>65.505</text:p>
          </table:table-cell>
          <table:table-cell table:formula="of:=ROUND ([.A36]-2*[.H36]; 3)" office:value-type="float" office:value="64.639" calcext:value-type="float">
            <text:p>64.63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36]*SQRT(3) / 2" office:value-type="float" office:value="5.19615242270663" calcext:value-type="float">
            <text:p>5.196152</text:p>
          </table:table-cell>
          <table:table-cell table:formula="of:=(1 - 1/6 - 1/8)*[.G36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ROUND ([.A37] - (2* [.G37] * 5 / 8); 3)" office:value-type="float" office:value="73.505" calcext:value-type="float">
            <text:p>73.505</text:p>
          </table:table-cell>
          <table:table-cell table:formula="of:=ROUND ([.A37]-2*[.H37]; 3)" office:value-type="float" office:value="72.639" calcext:value-type="float">
            <text:p>72.63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37]*SQRT(3) / 2" office:value-type="float" office:value="5.19615242270663" calcext:value-type="float">
            <text:p>5.196152</text:p>
          </table:table-cell>
          <table:table-cell table:formula="of:=(1 - 1/6 - 1/8)*[.G37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ROUND ([.A38] - (2* [.G38] * 5 / 8); 3)" office:value-type="float" office:value="83.505" calcext:value-type="float">
            <text:p>83.505</text:p>
          </table:table-cell>
          <table:table-cell table:formula="of:=ROUND ([.A38]-2*[.H38]; 3)" office:value-type="float" office:value="82.639" calcext:value-type="float">
            <text:p>82.63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38]*SQRT(3) / 2" office:value-type="float" office:value="5.19615242270663" calcext:value-type="float">
            <text:p>5.196152</text:p>
          </table:table-cell>
          <table:table-cell table:formula="of:=(1 - 1/6 - 1/8)*[.G38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 ([.A39] - (2* [.G39] * 5 / 8); 3)" office:value-type="float" office:value="93.505" calcext:value-type="float">
            <text:p>93.505</text:p>
          </table:table-cell>
          <table:table-cell table:formula="of:=ROUND ([.A39]-2*[.H39]; 3)" office:value-type="float" office:value="92.639" calcext:value-type="float">
            <text:p>92.639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39]*SQRT(3) / 2" office:value-type="float" office:value="5.19615242270663" calcext:value-type="float">
            <text:p>5.196152</text:p>
          </table:table-cell>
          <table:table-cell table:formula="of:=(1 - 1/6 - 1/8)*[.G39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ROUND ([.A40] - (2* [.G40] * 5 / 8); 3)" office:value-type="float" office:value="103.505" calcext:value-type="float">
            <text:p>103.505</text:p>
          </table:table-cell>
          <table:table-cell table:formula="of:=ROUND ([.A40]-2*[.H40]; 3)" office:value-type="float" office:value="102.639" calcext:value-type="float">
            <text:p>102.639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40]*SQRT(3) / 2" office:value-type="float" office:value="5.19615242270663" calcext:value-type="float">
            <text:p>5.196152</text:p>
          </table:table-cell>
          <table:table-cell table:formula="of:=(1 - 1/6 - 1/8)*[.G40]" office:value-type="float" office:value="3.68060796608386" calcext:value-type="float">
            <text:p>3.68060796608386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formula="of:=ROUND ([.A41] - (2* [.G41] * 5 / 8); 3)" office:value-type="float" office:value="116.34" calcext:value-type="float">
            <text:p>116.340</text:p>
          </table:table-cell>
          <table:table-cell table:formula="of:=ROUND ([.A41]-2*[.H41]; 3)" office:value-type="float" office:value="115.185" calcext:value-type="float">
            <text:p>115.185</text:p>
          </table:table-cell>
          <table:table-cell office:value-type="float" office:value="116.5" calcext:value-type="float">
            <text:p>116.5</text:p>
          </table:table-cell>
          <table:table-cell/>
          <table:table-cell table:formula="of:=[.B41]*SQRT(3) / 2" office:value-type="float" office:value="6.92820323027551" calcext:value-type="float">
            <text:p>6.928203</text:p>
          </table:table-cell>
          <table:table-cell table:formula="of:=(1 - 1/6 - 1/8)*[.G41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ROUND ([.A42] - (2* [.G42] * 5 / 8); 3)" office:value-type="float" office:value="131.34" calcext:value-type="float">
            <text:p>131.340</text:p>
          </table:table-cell>
          <table:table-cell table:formula="of:=ROUND ([.A42]-2*[.H42]; 3)" office:value-type="float" office:value="130.185" calcext:value-type="float">
            <text:p>130.185</text:p>
          </table:table-cell>
          <table:table-cell office:value-type="float" office:value="131.5" calcext:value-type="float">
            <text:p>131.5</text:p>
          </table:table-cell>
          <table:table-cell/>
          <table:table-cell table:formula="of:=[.B42]*SQRT(3) / 2" office:value-type="float" office:value="6.92820323027551" calcext:value-type="float">
            <text:p>6.928203</text:p>
          </table:table-cell>
          <table:table-cell table:formula="of:=(1 - 1/6 - 1/8)*[.G42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ROUND ([.A43] - (2* [.G43] * 5 / 8); 3)" office:value-type="float" office:value="151.34" calcext:value-type="float">
            <text:p>151.340</text:p>
          </table:table-cell>
          <table:table-cell table:formula="of:=ROUND ([.A43]-2*[.H43]; 3)" office:value-type="float" office:value="150.185" calcext:value-type="float">
            <text:p>150.185</text:p>
          </table:table-cell>
          <table:table-cell office:value-type="float" office:value="151.5" calcext:value-type="float">
            <text:p>151.5</text:p>
          </table:table-cell>
          <table:table-cell/>
          <table:table-cell table:formula="of:=[.B43]*SQRT(3) / 2" office:value-type="float" office:value="6.92820323027551" calcext:value-type="float">
            <text:p>6.928203</text:p>
          </table:table-cell>
          <table:table-cell table:formula="of:=(1 - 1/6 - 1/8)*[.G43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formula="of:=ROUND ([.A44] - (2* [.G44] * 5 / 8); 3)" office:value-type="float" office:value="171.34" calcext:value-type="float">
            <text:p>171.340</text:p>
          </table:table-cell>
          <table:table-cell table:formula="of:=ROUND ([.A44]-2*[.H44]; 3)" office:value-type="float" office:value="170.185" calcext:value-type="float">
            <text:p>170.185</text:p>
          </table:table-cell>
          <table:table-cell office:value-type="float" office:value="171.5" calcext:value-type="float">
            <text:p>171.5</text:p>
          </table:table-cell>
          <table:table-cell/>
          <table:table-cell table:formula="of:=[.B44]*SQRT(3) / 2" office:value-type="float" office:value="6.92820323027551" calcext:value-type="float">
            <text:p>6.928203</text:p>
          </table:table-cell>
          <table:table-cell table:formula="of:=(1 - 1/6 - 1/8)*[.G44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ROUND ([.A45] - (2* [.G45] * 5 / 8); 3)" office:value-type="float" office:value="191.34" calcext:value-type="float">
            <text:p>191.340</text:p>
          </table:table-cell>
          <table:table-cell table:formula="of:=ROUND ([.A45]-2*[.H45]; 3)" office:value-type="float" office:value="190.185" calcext:value-type="float">
            <text:p>190.185</text:p>
          </table:table-cell>
          <table:table-cell office:value-type="float" office:value="191.5" calcext:value-type="float">
            <text:p>191.5</text:p>
          </table:table-cell>
          <table:table-cell/>
          <table:table-cell table:formula="of:=[.B45]*SQRT(3) / 2" office:value-type="float" office:value="6.92820323027551" calcext:value-type="float">
            <text:p>6.928203</text:p>
          </table:table-cell>
          <table:table-cell table:formula="of:=(1 - 1/6 - 1/8)*[.G45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formula="of:=ROUND ([.A46] - (2* [.G46] * 5 / 8); 3)" office:value-type="float" office:value="211.34" calcext:value-type="float">
            <text:p>211.340</text:p>
          </table:table-cell>
          <table:table-cell table:formula="of:=ROUND ([.A46]-2*[.H46]; 3)" office:value-type="float" office:value="210.185" calcext:value-type="float">
            <text:p>210.185</text:p>
          </table:table-cell>
          <table:table-cell office:value-type="float" office:value="211.5" calcext:value-type="float">
            <text:p>211.5</text:p>
          </table:table-cell>
          <table:table-cell/>
          <table:table-cell table:formula="of:=[.B46]*SQRT(3) / 2" office:value-type="float" office:value="6.92820323027551" calcext:value-type="float">
            <text:p>6.928203</text:p>
          </table:table-cell>
          <table:table-cell table:formula="of:=(1 - 1/6 - 1/8)*[.G46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ROUND ([.A47] - (2* [.G47] * 5 / 8); 3)" office:value-type="float" office:value="241.34" calcext:value-type="float">
            <text:p>241.340</text:p>
          </table:table-cell>
          <table:table-cell table:formula="of:=ROUND ([.A47]-2*[.H47]; 3)" office:value-type="float" office:value="240.185" calcext:value-type="float">
            <text:p>240.185</text:p>
          </table:table-cell>
          <table:table-cell office:value-type="float" office:value="241.5" calcext:value-type="float">
            <text:p>241.5</text:p>
          </table:table-cell>
          <table:table-cell/>
          <table:table-cell table:formula="of:=[.B47]*SQRT(3) / 2" office:value-type="float" office:value="6.92820323027551" calcext:value-type="float">
            <text:p>6.928203</text:p>
          </table:table-cell>
          <table:table-cell table:formula="of:=(1 - 1/6 - 1/8)*[.G47]" office:value-type="float" office:value="4.90747728811182" calcext:value-type="float">
            <text:p>4.90747728811182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formula="of:=ROUND ([.A48] - (2* [.G48] * 5 / 8); 3)" office:value-type="float" office:value="271.34" calcext:value-type="float">
            <text:p>271.340</text:p>
          </table:table-cell>
          <table:table-cell table:formula="of:=ROUND ([.A48]-2*[.H48]; 3)" office:value-type="float" office:value="270.185" calcext:value-type="float">
            <text:p>270.185</text:p>
          </table:table-cell>
          <table:table-cell office:value-type="float" office:value="271.5" calcext:value-type="float">
            <text:p>271.5</text:p>
          </table:table-cell>
          <table:table-cell/>
          <table:table-cell table:formula="of:=[.B48]*SQRT(3) / 2" office:value-type="float" office:value="6.92820323027551" calcext:value-type="float">
            <text:p>6.928203</text:p>
          </table:table-cell>
          <table:table-cell table:formula="of:=(1 - 1/6 - 1/8)*[.G48]" office:value-type="float" office:value="4.90747728811182" calcext:value-type="float">
            <text:p>4.90747728811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1T19:30:04.847300921</meta:creation-date>
    <meta:generator>LibreOffice/6.4.7.2$Linux_X86_64 LibreOffice_project/40$Build-2</meta:generator>
    <dc:date>2024-02-21T20:45:00.180961198</dc:date>
    <meta:editing-duration>PT32M54S</meta:editing-duration>
    <meta:editing-cycles>2</meta:editing-cycles>
    <meta:document-statistic meta:table-count="1" meta:cell-count="263" meta:object-count="0"/>
  </office:meta>
</office:document-meta>
</file>